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A000003C4F8D988B3.png" manifest:media-type=""/>
  <manifest:file-entry manifest:full-path="Pictures/100002010000050A000003C4354646F0.png" manifest:media-type=""/>
  <manifest:file-entry manifest:full-path="Pictures/100002010000050A000003C4E4B62E11.png" manifest:media-type=""/>
  <manifest:file-entry manifest:full-path="Pictures/100002010000050A000003C4F181C845.png" manifest:media-type=""/>
  <manifest:file-entry manifest:full-path="Pictures/100002010000050A000003C42D772F82.png" manifest:media-type=""/>
  <manifest:file-entry manifest:full-path="Pictures/10000000000003E8000002C7F0471483.gif" manifest:media-type=""/>
  <manifest:file-entry manifest:full-path="Pictures/10000201000001DD00000135CE81DE07.png" manifest:media-type=""/>
  <manifest:file-entry manifest:full-path="Pictures/100002010000050000000400829122A1.png" manifest:media-type=""/>
  <manifest:file-entry manifest:full-path="Pictures/100002010000050000000400A5F67BE2.png" manifest:media-type=""/>
  <manifest:file-entry manifest:full-path="Pictures/1000020100000500000003A9B841C22E.png" manifest:media-type=""/>
  <manifest:file-entry manifest:full-path="Pictures/1000020100000500000004001A1915D0.png" manifest:media-type=""/>
  <manifest:file-entry manifest:full-path="Pictures/100002010000050A000003C4886E8003.png" manifest:media-type=""/>
  <manifest:file-entry manifest:full-path="Pictures/100002010000050000000400D37975D2.png" manifest:media-type=""/>
  <manifest:file-entry manifest:full-path="Pictures/100002010000050000000400393A2886.png" manifest:media-type=""/>
  <manifest:file-entry manifest:full-path="Pictures/100002010000050000000400803D1880.png" manifest:media-type=""/>
  <manifest:file-entry manifest:full-path="Pictures/100002010000050A000003C4BC089B44.png" manifest:media-type=""/>
  <manifest:file-entry manifest:full-path="Pictures/1000020100000500000004008B19BAB8.png" manifest:media-type=""/>
  <manifest:file-entry manifest:full-path="Pictures/100002010000050A000003C4E1CDCF26.png" manifest:media-type=""/>
  <manifest:file-entry manifest:full-path="Pictures/1000020100000500000004001A5C4E91.png" manifest:media-type=""/>
  <manifest:file-entry manifest:full-path="Pictures/100002010000050A000003C414853A49.png" manifest:media-type=""/>
  <manifest:file-entry manifest:full-path="Pictures/100002010000050A000003C43BA94471.png" manifest:media-type=""/>
  <manifest:file-entry manifest:full-path="Pictures/1000020100000500000004001ED44B38.png" manifest:media-type=""/>
  <manifest:file-entry manifest:full-path="Pictures/10000000000007040000049CE94548A9.jpg" manifest:media-type=""/>
  <manifest:file-entry manifest:full-path="Pictures/100002010000050A000003C4E96EEF1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666666" draw:stroke-linejoin="round" draw:fill="solid" draw:fill-color="#f3f3f3" draw:textarea-vertical-align="top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66666" draw:stroke-linejoin="round" draw:fill="solid" draw:fill-color="#f3f3f3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666666" draw:stroke-linejoin="round" draw:fill="solid" draw:fill-color="#cccccc" draw:textarea-vertical-align="middle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666666" draw:stroke-linejoin="round" draw:fill="solid" draw:fill-color="#f3f3f3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666666" draw:stroke-linejoin="round" draw:fill="solid" draw:fill-color="#cccccc" draw:textarea-vertical-align="middle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e69138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Bitmape_20_5" style:repeat="stretch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Bitmape_20_6" style:repeat="stretch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Bitmape_20_7" style:repeat="stretch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bitmap" draw:fill-image-name="Bitmape_20_8" style:repeat="stretch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9" style:repeat="stretch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Bitmape_20_10" style:repeat="stretch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bitmap" draw:fill-image-name="Bitmape_20_11" style:repeat="stretch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Bitmape_20_12" style:repeat="stretch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3" style:repeat="stretch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4" style:repeat="stretch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5" style:repeat="stretch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16" style:repeat="stretch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Bitmape_20_17" style:repeat="stretch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bitmap" draw:fill-image-name="Bitmape_20_18" style:repeat="stretch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bitmap" draw:fill-image-name="Bitmape_20_19" style:repeat="stretch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bitmap" draw:fill-image-name="Bitmape_20_20" style:repeat="stretch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bitmap" draw:fill-image-name="Bitmape_20_21" style:repeat="stretch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bitmap" draw:fill-image-name="Bitmape_20_22" style:repeat="stretch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bitmap" draw:fill-image-name="Bitmape_20_23" style:repeat="stretch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bitmap" draw:fill-image-name="Bitmape_20_24" style:repeat="stretch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15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.847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.529cm">
        <style:tab-stops>
          <style:tab-stop style:position="0cm"/>
        </style:tab-stops>
      </style:paragraph-properties>
    </style:style>
    <style:style style:name="T1" style:family="text">
      <style:text-properties fo:color="#ffffff" style:text-line-through-style="none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color="#ffffff" style:text-line-through-style="none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4" style:family="text">
      <style:text-properties fo:color="#ffffff" style:text-line-through-style="none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T5" style:family="text">
      <style:text-properties fo:color="#000000" style:text-line-through-style="none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6" style:family="text">
      <style:text-properties fo:color="#000000" style:text-line-through-styl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7" style:family="text">
      <style:text-properties fo:color="#000000" style:text-line-through-style="none" style:font-name="Arial1" fo:font-size="30pt" fo:letter-spacing="normal" fo:font-style="italic" style:text-underline-style="none" fo:font-weight="normal" style:font-name-asian="Arial1" style:font-size-asian="30pt" style:font-style-asian="italic" style:font-weight-asian="normal" style:font-name-complex="Arial1" style:font-size-complex="30pt" style:font-style-complex="italic" style:font-weight-complex="normal"/>
    </style:style>
    <style:style style:name="T8" style:family="text">
      <style:text-properties fo:color="#000000" style:text-line-through-style="none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9" style:family="text">
      <style:text-properties fo:color="#000000" style:text-line-through-style="none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222222" style:text-line-through-style="none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1" style:family="text">
      <style:text-properties fo:color="#222222" style:text-line-through-styl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color="#000000" style:text-line-through-style="none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color="#222222" style:text-line-through-style="none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color="#222222" style:text-line-through-style="none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5" style:family="text">
      <style:text-properties fo:color="#1155cc" style:text-line-through-style="none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7" style:family="text">
      <style:text-properties fo:color="#000000" style:text-line-through-style="none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18" style:family="text">
      <style:text-properties fo:color="#1155cc" style:text-line-through-style="none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20" style:family="text">
      <style:text-properties fo:color="#000000" style:text-line-through-style="none" style:font-name="Arial1" fo:font-size="42pt" fo:letter-spacing="normal" fo:font-style="normal" style:text-underline-style="none" fo:font-weight="bold" style:font-name-asian="Arial1" style:font-size-asian="42pt" style:font-style-asian="normal" style:font-weight-asian="bold" style:font-name-complex="Arial1" style:font-size-complex="42pt" style:font-style-complex="normal" style:font-weight-complex="bold"/>
    </style:style>
    <style:style style:name="T21" style:family="text">
      <style:text-properties fo:color="#1155cc" style:text-line-through-style="none" style:font-name="Arial1" fo:font-size="24pt" fo:letter-spacing="normal" fo:font-style="normal" style:text-underline-style="solid" style:text-underline-width="auto" style:text-underline-color="font-color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2" style:family="text">
      <style:text-properties fo:color="#000000" style:text-line-through-style="none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3" style:family="text">
      <style:text-properties fo:color="#000000" style:text-line-through-style="none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442cm" text:min-label-width="0.828cm"/>
        <style:text-properties fo:font-family="Arial" style:font-family-generic="swiss" fo:color="#000000" fo:font-size="10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89cm" text:min-label-width="0.881cm"/>
        <style:text-properties fo:font-family="Arial" style:font-family-generic="swiss" fo:color="#000000" fo:font-size="129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Shape 23" draw:style-name="gr1" draw:text-style-name="P1" draw:layer="layout" svg:width="25.399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" draw:text-style-name="P4" draw:layer="layout" svg:width="11.669cm" svg:height="8.397cm" svg:x="13.622cm" svg:y="5.326cm">
          <text:p text:style-name="P2"><text:span text:style-name="T1">An interactive tool that people can use to monitor the progress and state of their businesses. <text:s/></text:span></text:p>
          <text:p text:style-name="P3"><text:span text:style-name="T2"/></text:p>
          <text:p text:style-name="P2"><text:span text:style-name="T3"><text:s/></text:span><text:span text:style-name="T3">"sim business"</text:span></text:p>
          <text:p text:style-name="P2"><text:span text:style-name="T3">(a serious computer game)</text:span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2" draw:text-style-name="P4" draw:layer="layout" svg:width="16.801cm" svg:height="13.472cm" svg:x="0cm" svg:y="2.788cm">
          <text:p text:style-name="P3"><text:span text:style-name="T4">Netention</text:span></text:p>
          <text:p text:style-name="P3"><text:span text:style-name="T4">Semantic</text:span></text:p>
          <text:p text:style-name="P3"><text:span text:style-name="T4">Business</text:span></text:p>
          <text:p text:style-name="P3"><text:span text:style-name="T4">Intellig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3" draw:layer="layout" svg:width="12.7cm" svg:height="9.524cm" svg:x="3.176cm" svg:y="1.905cm" draw:page-number="1" presentation:class="page"/>
          <draw:frame draw:name="Shape 28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Shape 30" draw:style-name="gr4" draw:text-style-name="P4" draw:layer="layout" svg:width="11.044cm" svg:height="14.717cm" svg:x="12.929cm" svg:y="1.654cm">
          <text:p text:style-name="P3"><text:span text:style-name="T5">Outputs ("Income")</text:span><text:span text:style-name="T6">:</text:span></text:p>
          <text:p text:style-name="P3"><text:span text:style-name="T2"/></text:p>
          <text:p text:style-name="P3"><text:span text:style-name="T6">Profits / Achievements Accomplishments / Products / Rewards </text:span></text:p>
          <text:p text:style-name="P3"><text:span text:style-name="T2"/></text:p>
          <text:p text:style-name="P3"><text:span text:style-name="T7">... the improvement made in reality</text:span></text:p>
          <text:p text:style-name="P3"><text:span text:style-name="T2"/></text:p>
          <text:p text:style-name="P3"><text:span text:style-name="T8">Created products and services are actually "income" - when sold, they "become" the money received, which is also "income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4" draw:text-style-name="P4" draw:layer="layout" svg:width="10.713cm" svg:height="14.717cm" svg:x="1.394cm" svg:y="1.654cm">
          <text:p text:style-name="P3"><text:span text:style-name="T5">Inputs ("Expense")</text:span><text:span text:style-name="T6">:</text:span></text:p>
          <text:p text:style-name="P3"><text:span text:style-name="T2"/></text:p>
          <text:p text:style-name="P3"><text:span text:style-name="T6">Resources, Money, People, Time,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" draw:text-style-name="P4" draw:layer="layout" svg:width="13.664cm" svg:height="2.26cm" svg:x="1.182cm" svg:y="16.578cm">
          <text:p text:style-name="P3"><text:span text:style-name="T2">Income: ____</text:span></text:p>
          <text:p text:style-name="P3"><text:span text:style-name="T2">Expenses: ____</text:span></text:p>
          <text:p text:style-name="P3"><text:span text:style-name="T2">Profit? <text:s/>Los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" draw:style-name="gr3" draw:layer="layout" svg:width="12.7cm" svg:height="9.524cm" svg:x="3.176cm" svg:y="1.905cm" draw:page-number="2" presentation:class="page"/>
          <draw:frame draw:name="Shape 3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9"><text:a xlink:href="https://en.wikipedia.org/wiki/Break-even" xlink:type="simple">https://en.wikipedia.org/wiki/Break-even</text:a></text:span></text:p>
            </draw:text-box>
          </draw:frame>
        </presentation:notes>
      </draw:page>
      <draw:page draw:name="page3" draw:style-name="dp1" draw:master-page-name="Blank">
        <draw:custom-shape draw:name="Shape 37" draw:style-name="gr2" draw:text-style-name="P4" draw:layer="layout" svg:width="21.298cm" svg:height="16.801cm" svg:x="2.05cm" svg:y="1.124cm">
          <text:p text:style-name="P3"><text:span text:style-name="T10">Business Plan</text:span></text:p>
          <text:p text:style-name="P3"><text:span text:style-name="T2"/></text:p>
          <text:list text:style-name="L6">
            <text:list-item>
              <text:p text:style-name="P3"><text:span text:style-name="T11">Ideally, what do we expect "success" to look like in "x" number of years?</text:span></text:p>
            </text:list-item>
            <text:list-item>
              <text:p text:style-name="P6"><text:span text:style-name="T11">Describe why your company is relevant. What is the need being addressed?</text:span></text:p>
            </text:list-item>
          </text:list>
          <text:list text:style-name="L7">
            <text:list-item>
              <text:p text:style-name="P6"><text:span text:style-name="T11">Explain the overall state of the market and any important trends.</text:span></text:p>
            </text:list-item>
            <text:list-item>
              <text:p text:style-name="P6"><text:span text:style-name="T11">Explain why customers will buy your product or service.</text:span></text:p>
            </text:list-item>
            <text:list-item>
              <text:p text:style-name="P6"><text:span text:style-name="T11">Describe, in detail, who your customers are.</text:span></text:p>
            </text:list-item>
            <text:list-item>
              <text:p text:style-name="P6"><text:span text:style-name="T11">Explain who your current competitors are and their advantages.</text:span></text:p>
            </text:list-item>
            <text:list-item>
              <text:p text:style-name="P6"><text:span text:style-name="T11">Explain which competitors you will displace.</text:span></text:p>
            </text:list-item>
            <text:list-item>
              <text:p text:style-name="P6"><text:span text:style-name="T11">Describe your product offerings, how they compete with other brands and why they are needed.</text:span></text:p>
            </text:list-item>
            <text:list-item>
              <text:p text:style-name="P6"><text:span text:style-name="T11">Provide an overview of the various resources, including the people that will be needed to deliver what’s expected by the customer.</text:span></text:p>
            </text:list-item>
            <text:list-item>
              <text:p text:style-name="P6"><text:span text:style-name="T11">Describe corporate priorities and the processes to achieve them.</text:span></text:p>
            </text:list-item>
            <text:list-item>
              <text:p text:style-name="P6"><text:span text:style-name="T11">Included three thorough financial plans; one that’s conservative, one moderate and one optimistic, each with realistic and achievable sales revenues, margins, expenses and profits on a monthly, quarterly and annual basis.</text:span></text:p>
            </text:list-item>
          </text:list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" draw:style-name="gr3" draw:layer="layout" svg:width="12.7cm" svg:height="9.524cm" svg:x="3.176cm" svg:y="1.905cm" draw:page-number="3" presentation:class="page"/>
          <draw:frame draw:name="Shape 4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Shape 42" draw:style-name="gr5" draw:text-style-name="P4" draw:layer="layout" svg:width="8.793cm" svg:height="7.188cm" svg:x="14.891cm" svg:y="1.81cm">
          <text:p text:style-name="P3"><text:span text:style-name="T12">Outputs ("Income")</text:span><text:span text:style-name="T2">:</text:span></text:p>
          <text:p text:style-name="P3"><text:span text:style-name="T2"/></text:p>
          <text:p text:style-name="P3"><text:span text:style-name="T2">Profits / Achievements / Products / Rewards ... the improvement made in re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5" draw:text-style-name="P4" draw:layer="layout" svg:width="8.931cm" svg:height="7.343cm" svg:x="4.152cm" svg:y="1.654cm">
          <text:p text:style-name="P3"><text:span text:style-name="T12">Inputs ("Expense")</text:span><text:span text:style-name="T2">:</text:span></text:p>
          <text:p text:style-name="P3"><text:span text:style-name="T2"/></text:p>
          <text:p text:style-name="P3"><text:span text:style-name="T12">What we received, when, and from where</text:span></text:p>
          <text:p text:style-name="P3"><text:span text:style-name="T2"/></text:p>
          <text:p text:style-name="P3"><text:span text:style-name="T2">Resources, Money, People, Time,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2" draw:text-style-name="P4" draw:layer="layout" svg:width="1.967cm" svg:height="1.53cm" svg:x="1.339cm" svg:y="5.274cm">
          <text:p text:style-name="P2"><text:span text:style-name="T2">Ac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2" draw:text-style-name="P4" draw:layer="layout" svg:width="2.923cm" svg:height="1.179cm" svg:x="0.861cm" svg:y="13.269cm">
          <text:p text:style-name="P3"><text:span text:style-name="T2">Pot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5" draw:text-style-name="P4" draw:layer="layout" svg:width="8.931cm" svg:height="7.21cm" svg:x="4.152cm" svg:y="10.118cm">
          <text:p text:style-name="P3"><text:span text:style-name="T12">What we need</text:span></text:p>
          <text:p text:style-name="P3"><text:span text:style-name="T2">(shopping list)</text:span></text:p>
          <text:p text:style-name="P3"><text:span text:style-name="T2"/></text:p>
          <text:p text:style-name="P3"><text:span text:style-name="T12">When we need it</text:span></text:p>
          <text:p text:style-name="P3"><text:span text:style-name="T2">(recurring schedule with manual delay overrides)</text:span></text:p>
          <text:p text:style-name="P3"><text:span text:style-name="T2"/></text:p>
          <text:p text:style-name="P3"><text:span text:style-name="T12">Where it may come from</text:span></text:p>
          <text:p text:style-name="P3"><text:span text:style-name="T2">(C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5" draw:text-style-name="P4" draw:layer="layout" svg:width="8.793cm" svg:height="7.21cm" svg:x="14.891cm" svg:y="10.118cm">
          <text:p text:style-name="P3"><text:span text:style-name="T12">What we can prov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6" draw:text-style-name="P4" draw:layer="layout" svg:width="5.506cm" svg:height="3.06cm" svg:x="11.357cm" svg:y="8.231cm">
          <text:p text:style-name="P3"><text:span text:style-name="T12">ASSETS</text:span></text:p>
          <text:p text:style-name="P3"><text:span text:style-name="T2">Resources Acquired /</text:span></text:p>
          <text:p text:style-name="P3"><text:span text:style-name="T2">H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0" draw:style-name="gr3" draw:layer="layout" svg:width="12.7cm" svg:height="9.524cm" svg:x="3.176cm" svg:y="1.905cm" draw:page-number="4" presentation:class="page"/>
          <draw:frame draw:name="Shape 51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Shape 53" draw:style-name="gr2" draw:text-style-name="P4" draw:layer="layout" svg:width="21.841cm" svg:height="12.831cm" svg:x="1.779cm" svg:y="3.109cm">
          <text:p text:style-name="P3"><text:span text:style-name="T11">ok good start. can you try to merge CRM (customer relations management) into this. <text:s/>it's basically a system for tracking customers. these would supply potential inputs / resources. <text:s/>so taking the list of elements you found, try to simplify them as much as possible because each one will roughly correspond to its own section of the user-interface, which we want to minimize the number of them.</text:span></text:p>
          <text:p text:style-name="P3"><text:span text:style-name="T2"/></text:p>
          <text:p text:style-name="P3"><text:span text:style-name="T11">i've used business plan software before and it was extraordinarily complex to me. <text:s/>i want this to be simple for both operating existing AND simulating potential business. <text:s/>that's why i divided it into actual and potential, so that they can be morphed into each other as necessary. <text:s/></text:span></text:p>
          <text:p text:style-name="P3"><text:span text:style-name="T2"/></text:p>
          <text:p text:style-name="P3"><text:span text:style-name="T11">for example i might design some "potential" products (including their ingredients or input resources) and then later move them to "actual", ie. i begin trying to acquire them for my production. <text:s/>the same for any kind of material fabrication process, and the same for any kind of abstract service (gathering people, arranging an education curriculum, etc..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" draw:style-name="gr3" draw:layer="layout" svg:width="12.7cm" svg:height="9.524cm" svg:x="3.176cm" svg:y="1.905cm" draw:page-number="5" presentation:class="page"/>
          <draw:frame draw:name="Shape 5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Shape 58" draw:style-name="gr2" draw:text-style-name="P4" draw:layer="layout" svg:width="23.692cm" svg:height="12.422cm" svg:x="0.853cm" svg:y="3.314cm">
          <text:p text:style-name="P3"><text:span text:style-name="T13">a complete business plan. <text:s/>note that it may not necessarily </text:span><text:span text:style-name="T14">resemble</text:span><text:span text:style-name="T13"> a conventional business plan. <text:s/>i am just trying to make sure that all of the main components of it are present. <text:s/></text:span></text:p>
          <text:p text:style-name="P3"><text:span text:style-name="T2"/></text:p>
          <text:p text:style-name="P3"><text:span text:style-name="T13">this is an opportunity to redefine what business actually </text:span><text:span text:style-name="T14">is</text:span><text:span text:style-name="T13">, and the way people think about it.</text:span></text:p>
          <text:p text:style-name="P3"><text:span text:style-name="T2"/></text:p>
          <text:p text:style-name="P3"><text:span text:style-name="T13">imagine an interactive overview screen that people can use to monitor the progress and state of their businesses. <text:s/>if you were to take a screenshot of it and print it, it would function the same as a business plan that one would show to an investor to convince them that a business is profitable.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0" draw:style-name="gr3" draw:layer="layout" svg:width="12.7cm" svg:height="9.524cm" svg:x="3.176cm" svg:y="1.905cm" draw:page-number="6" presentation:class="page"/>
          <draw:frame draw:name="Shape 6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Shape 63" draw:style-name="gr2" draw:text-style-name="P4" draw:layer="layout" svg:width="22.807cm" svg:height="16.641cm" svg:x="0.635cm" svg:y="1.164cm">
          <text:p text:style-name="P3"><text:span text:style-name="T13">netention as a tool could allow us to adaptively focus on whichever goals are most important at any given time. this way we can collectively manage MANY "businesses" in a coherent framework.</text:span></text:p>
          <text:p text:style-name="P3"><text:span text:style-name="T2"/></text:p>
          <text:p text:style-name="P3"><text:span text:style-name="T13">for netention we will want to adapt the best features of "open source business models":</text:span></text:p>
          <text:p text:style-name="P3"><text:span text:style-name="T15"><text:a xlink:href="http://en.wikipedia.org/wiki/Business_models_for_open-source_software" xlink:type="simple">http://en.wikipedia.org/wiki/Business_models_for_open-source_software</text:a></text:span></text:p>
          <text:p text:style-name="P3"><text:span text:style-name="T2"/></text:p>
          <text:p text:style-name="P3"><text:span text:style-name="T13">which if i remember correctly are primarily </text:span><text:span text:style-name="T14">service</text:span><text:span text:style-name="T13"> (not </text:span><text:span text:style-name="T14">product</text:span><text:span text:style-name="T13">) oriented. <text:s/>this allows the software to be distributed and developed freely while services such as installation, training, and development work can be purchased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3" draw:layer="layout" svg:width="12.7cm" svg:height="9.524cm" svg:x="3.176cm" svg:y="1.905cm" draw:page-number="7" presentation:class="page"/>
          <draw:frame draw:name="Shape 6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custom-shape draw:name="Shape 68" draw:style-name="gr2" draw:text-style-name="P4" draw:layer="layout" svg:width="10.769cm" svg:height="1.384cm" svg:x="0.482cm" svg:y="0.305cm">
          <text:p text:style-name="P3"><text:span text:style-name="T2">Item Ed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7" draw:text-style-name="P4" draw:layer="layout" svg:width="18.796cm" svg:height="16.471cm" svg:x="1.245cm" svg:y="1.55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6" draw:text-style-name="P4" draw:layer="layout" svg:width="8.457cm" svg:height="1.142cm" svg:x="1.753cm" svg:y="2.227cm">
          <text:p text:style-name="P3"><text:span text:style-name="T2">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6" draw:text-style-name="P4" draw:layer="layout" svg:width="17.665cm" svg:height="4.457cm" svg:x="1.753cm" svg:y="3.822cm">
          <text:p text:style-name="P3"><text:span text:style-name="T2">de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8" draw:text-style-name="P4" draw:layer="layout" svg:width="6.451cm" svg:height="1.015cm" svg:x="4.801cm" svg:y="8.83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8" draw:text-style-name="P4" draw:layer="layout" svg:width="6.451cm" svg:height="1.015cm" svg:x="4.801cm" svg:y="10.413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4" draw:layer="layout" svg:width="6.451cm" svg:height="1.015cm" svg:x="4.801cm" svg:y="11.988cm">
          <text:p text:style-name="P3"><text:span text:style-name="T2">(40.3, -40.2) &lt;Defaul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2" draw:text-style-name="P4" draw:layer="layout" svg:width="2.158cm" svg:height="1.015cm" svg:x="2.388cm" svg:y="8.865cm">
          <text:p text:style-name="P3"><text:span text:style-name="T2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" draw:text-style-name="P4" draw:layer="layout" svg:width="2.158cm" svg:height="1.015cm" svg:x="2.388cm" svg:y="10.464cm">
          <text:p text:style-name="P3"><text:span text:style-name="T2">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2" draw:text-style-name="P4" draw:layer="layout" svg:width="2.581cm" svg:height="1.015cm" svg:x="2.176cm" svg:y="11.988cm">
          <text:p text:style-name="P3"><text:span text:style-name="T2">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6" draw:text-style-name="P4" draw:layer="layout" svg:width="6.451cm" svg:height="5.51cm" svg:x="12.573cm" svg:y="9.105cm">
          <text:p text:style-name="P7"><text:span text:style-name="T2">image</text:span></text:p>
          <text:p text:style-name="P7"><text:span text:style-name="T2">(drag here to uploa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2" draw:text-style-name="P4" draw:layer="layout" svg:width="3.534cm" svg:height="1.015cm" svg:x="1.7cm" svg:y="13.6cm">
          <text:p text:style-name="P3"><text:span text:style-name="T2">Other 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" draw:text-style-name="P4" draw:layer="layout" svg:width="3.534cm" svg:height="1.015cm" svg:x="1.573cm" svg:y="15.136cm">
          <text:p text:style-name="P3"><text:span text:style-name="T2">Other P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8" draw:text-style-name="P4" draw:layer="layout" svg:width="6.451cm" svg:height="1.015cm" svg:x="4.801cm" svg:y="13.6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8" draw:text-style-name="P4" draw:layer="layout" svg:width="6.451cm" svg:height="1.015cm" svg:x="4.758cm" svg:y="15.234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6" draw:text-style-name="P4" draw:layer="layout" svg:width="2.37cm" svg:height="1.142cm" svg:x="16.654cm" svg:y="16.595cm">
          <text:p text:style-name="P3"><text:span text:style-name="T2">S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3" draw:layer="layout" svg:width="12.7cm" svg:height="9.524cm" svg:x="3.176cm" svg:y="1.905cm" draw:page-number="8" presentation:class="page"/>
          <draw:frame draw:name="Shape 8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custom-shape draw:name="Shape 88" draw:style-name="gr9" draw:text-style-name="P1" draw:layer="layout" svg:width="25.399cm" svg:height="18.593cm" svg:x="0cm" svg:y="0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2" draw:text-style-name="P4" draw:layer="layout" svg:width="9.28cm" svg:height="0.923cm" svg:x="14.391cm" svg:y="18.126cm">
          <text:p text:style-name="P2"><text:span text:style-name="T12">LeanStack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" draw:style-name="gr3" draw:layer="layout" svg:width="12.7cm" svg:height="9.524cm" svg:x="3.176cm" svg:y="1.905cm" draw:page-number="9" presentation:class="page"/>
          <draw:frame draw:name="Shape 9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94" presentation:style-name="pr3" draw:text-style-name="P4" draw:layer="layout" svg:width="23.203cm" svg:height="4.295cm" svg:x="1.098cm" svg:y="5.864cm" presentation:class="title" presentation:user-transformed="true">
          <draw:text-box>
            <text:p text:style-name="P8"><text:span text:style-name="T16">Screenshots from:</text:span><text:span text:style-name="T16"><text:line-break/></text:span><text:span text:style-name="T17">SENSORICA Value Network</text:span></text:p>
          </draw:text-box>
        </draw:frame>
        <draw:frame draw:name="Shape 95" presentation:style-name="pr4" draw:text-style-name="P4" draw:layer="layout" svg:width="21.589cm" svg:height="2.906cm" svg:x="1.905cm" svg:y="10.519cm" presentation:class="subtitle" presentation:user-transformed="true">
          <draw:text-box>
            <text:p text:style-name="P9"><text:span text:style-name="T18"><text:a xlink:href="http://valnet.webfactional.com/" xlink:type="simple">http://valnet.webfactional.com</text:a></text:span></text:p>
          </draw:text-box>
        </draw:frame>
        <presentation:notes draw:style-name="dp2">
          <draw:page-thumbnail draw:name="Shape 97" draw:style-name="gr3" draw:layer="layout" svg:width="12.7cm" svg:height="9.524cm" svg:x="3.176cm" svg:y="1.905cm" draw:page-number="10" presentation:class="page"/>
          <draw:frame draw:name="Shape 98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Shape 100" draw:style-name="gr10" draw:text-style-name="P1" draw:layer="layout" svg:width="29.664cm" svg:height="22.166cm" svg:x="-2.01cm" svg:y="-1.4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11" draw:text-style-name="P4" draw:layer="layout" svg:width="1.589cm" svg:height="0.825cm" svg:x="9.282cm" svg:y="0.02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11" draw:text-style-name="P4" draw:layer="layout" svg:width="1.589cm" svg:height="0.825cm" svg:x="10.991cm" svg:y="0.02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1" draw:text-style-name="P4" draw:layer="layout" svg:width="1.589cm" svg:height="0.825cm" svg:x="12.7cm" svg:y="0.02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11" draw:text-style-name="P4" draw:layer="layout" svg:width="2.952cm" svg:height="0.825cm" svg:x="14.409cm" svg:y="0.02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11" draw:text-style-name="P4" draw:layer="layout" svg:width="1.509cm" svg:height="0.825cm" svg:x="17.481cm" svg:y="0.02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11" draw:text-style-name="P4" draw:layer="layout" svg:width="1.893cm" svg:height="0.825cm" svg:x="19.11cm" svg:y="0.02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" draw:style-name="gr11" draw:text-style-name="P4" draw:layer="layout" svg:width="7.952cm" svg:height="8.617cm" svg:x="0.445cm" svg:y="6.37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11" draw:text-style-name="P4" draw:layer="layout" svg:width="7.489cm" svg:height="1.883cm" svg:x="0.736cm" svg:y="7.861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11" draw:text-style-name="P4" draw:layer="layout" svg:width="7.952cm" svg:height="8.617cm" svg:x="8.515cm" svg:y="6.37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11" draw:text-style-name="P4" draw:layer="layout" svg:width="7.489cm" svg:height="1.526cm" svg:x="8.806cm" svg:y="7.861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11" draw:text-style-name="P4" draw:layer="layout" svg:width="7.952cm" svg:height="8.617cm" svg:x="16.757cm" svg:y="6.37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11" draw:text-style-name="P4" draw:layer="layout" svg:width="7.489cm" svg:height="1.526cm" svg:x="17.048cm" svg:y="7.861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3" draw:layer="layout" svg:width="12.7cm" svg:height="9.524cm" svg:x="3.176cm" svg:y="1.905cm" draw:page-number="11" presentation:class="page"/>
          <draw:frame draw:name="Shape 11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Shape 117" draw:style-name="gr12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" draw:style-name="gr3" draw:layer="layout" svg:width="12.7cm" svg:height="9.524cm" svg:x="3.176cm" svg:y="1.905cm" draw:page-number="12" presentation:class="page"/>
          <draw:frame draw:name="Shape 12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custom-shape draw:name="Shape 122" draw:style-name="gr13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4" draw:style-name="gr3" draw:layer="layout" svg:width="12.7cm" svg:height="9.524cm" svg:x="3.176cm" svg:y="1.905cm" draw:page-number="13" presentation:class="page"/>
          <draw:frame draw:name="Shape 12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custom-shape draw:name="Shape 127" draw:style-name="gr14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" draw:style-name="gr3" draw:layer="layout" svg:width="12.7cm" svg:height="9.524cm" svg:x="3.176cm" svg:y="1.905cm" draw:page-number="14" presentation:class="page"/>
          <draw:frame draw:name="Shape 13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custom-shape draw:name="Shape 132" draw:style-name="gr15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3" draw:layer="layout" svg:width="12.7cm" svg:height="9.524cm" svg:x="3.176cm" svg:y="1.905cm" draw:page-number="15" presentation:class="page"/>
          <draw:frame draw:name="Shape 13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custom-shape draw:name="Shape 137" draw:style-name="gr16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9" draw:style-name="gr3" draw:layer="layout" svg:width="12.7cm" svg:height="9.524cm" svg:x="3.176cm" svg:y="1.905cm" draw:page-number="16" presentation:class="page"/>
          <draw:frame draw:name="Shape 14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custom-shape draw:name="Shape 142" draw:style-name="gr17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4" draw:style-name="gr3" draw:layer="layout" svg:width="12.7cm" svg:height="9.524cm" svg:x="3.176cm" svg:y="1.905cm" draw:page-number="17" presentation:class="page"/>
          <draw:frame draw:name="Shape 14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custom-shape draw:name="Shape 147" draw:style-name="gr18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3" draw:layer="layout" svg:width="12.7cm" svg:height="9.524cm" svg:x="3.176cm" svg:y="1.905cm" draw:page-number="18" presentation:class="page"/>
          <draw:frame draw:name="Shape 15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Shape 152" draw:style-name="gr19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4" draw:style-name="gr3" draw:layer="layout" svg:width="12.7cm" svg:height="9.524cm" svg:x="3.176cm" svg:y="1.905cm" draw:page-number="19" presentation:class="page"/>
          <draw:frame draw:name="Shape 15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custom-shape draw:name="Shape 157" draw:style-name="gr20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9" draw:style-name="gr3" draw:layer="layout" svg:width="12.7cm" svg:height="9.524cm" svg:x="3.176cm" svg:y="1.905cm" draw:page-number="20" presentation:class="page"/>
          <draw:frame draw:name="Shape 16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custom-shape draw:name="Shape 162" draw:style-name="gr21" draw:text-style-name="P1" draw:layer="layout" svg:width="25.399cm" svg:height="18.98cm" svg:x="0cm" svg:y="0.0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4" draw:style-name="gr3" draw:layer="layout" svg:width="12.7cm" svg:height="9.524cm" svg:x="3.176cm" svg:y="1.905cm" draw:page-number="21" presentation:class="page"/>
          <draw:frame draw:name="Shape 16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" presentation:presentation-page-layout-name="AL1T0">
        <draw:frame draw:name="Shape 167" presentation:style-name="pr3" draw:text-style-name="P4" draw:layer="layout" svg:width="24.579cm" svg:height="4.295cm" svg:x="0.423cm" svg:y="5.864cm" presentation:class="title" presentation:user-transformed="true">
          <draw:text-box>
            <text:p text:style-name="P8"><text:span text:style-name="T19">Screenshots from:</text:span><text:span text:style-name="T19"><text:line-break/></text:span><text:span text:style-name="T20">Local Economic Development</text:span></text:p>
          </draw:text-box>
        </draw:frame>
        <draw:frame draw:name="Shape 168" presentation:style-name="pr4" draw:text-style-name="P4" draw:layer="layout" svg:width="21.589cm" svg:height="2.906cm" svg:x="1.905cm" svg:y="10.519cm" presentation:class="subtitle" presentation:user-transformed="true">
          <draw:text-box>
            <text:p text:style-name="P9"><text:span text:style-name="T21"><text:a xlink:href="http://www.LOCECON.org" xlink:type="simple">http://www.LOCECON.org</text:a></text:span></text:p>
          </draw:text-box>
        </draw:frame>
        <presentation:notes draw:style-name="dp2">
          <draw:page-thumbnail draw:name="Shape 170" draw:style-name="gr3" draw:layer="layout" svg:width="12.7cm" svg:height="9.524cm" svg:x="3.176cm" svg:y="1.905cm" draw:page-number="22" presentation:class="page"/>
          <draw:frame draw:name="Shape 171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custom-shape draw:name="Shape 173" draw:style-name="gr22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5" draw:style-name="gr3" draw:layer="layout" svg:width="12.7cm" svg:height="9.524cm" svg:x="3.176cm" svg:y="1.905cm" draw:page-number="23" presentation:class="page"/>
          <draw:frame draw:name="Shape 17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custom-shape draw:name="Shape 178" draw:style-name="gr23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0" draw:style-name="gr3" draw:layer="layout" svg:width="12.7cm" svg:height="9.524cm" svg:x="3.176cm" svg:y="1.905cm" draw:page-number="24" presentation:class="page"/>
          <draw:frame draw:name="Shape 18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custom-shape draw:name="Shape 183" draw:style-name="gr24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5" draw:style-name="gr3" draw:layer="layout" svg:width="12.7cm" svg:height="9.524cm" svg:x="3.176cm" svg:y="1.905cm" draw:page-number="25" presentation:class="page"/>
          <draw:frame draw:name="Shape 18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custom-shape draw:name="Shape 188" draw:style-name="gr25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3" draw:layer="layout" svg:width="12.7cm" svg:height="9.524cm" svg:x="3.176cm" svg:y="1.905cm" draw:page-number="26" presentation:class="page"/>
          <draw:frame draw:name="Shape 19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custom-shape draw:name="Shape 193" draw:style-name="gr26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5" draw:style-name="gr3" draw:layer="layout" svg:width="12.7cm" svg:height="9.524cm" svg:x="3.176cm" svg:y="1.905cm" draw:page-number="27" presentation:class="page"/>
          <draw:frame draw:name="Shape 19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custom-shape draw:name="Shape 198" draw:style-name="gr27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0" draw:style-name="gr3" draw:layer="layout" svg:width="12.7cm" svg:height="9.524cm" svg:x="3.176cm" svg:y="1.905cm" draw:page-number="28" presentation:class="page"/>
          <draw:frame draw:name="Shape 20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draw:custom-shape draw:name="Shape 203" draw:style-name="gr28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5" draw:style-name="gr3" draw:layer="layout" svg:width="12.7cm" svg:height="9.524cm" svg:x="3.176cm" svg:y="1.905cm" draw:page-number="29" presentation:class="page"/>
          <draw:frame draw:name="Shape 20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draw:custom-shape draw:name="Shape 208" draw:style-name="gr29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0" draw:style-name="gr3" draw:layer="layout" svg:width="12.7cm" svg:height="9.524cm" svg:x="3.176cm" svg:y="1.905cm" draw:page-number="30" presentation:class="page"/>
          <draw:frame draw:name="Shape 21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>
        <draw:custom-shape draw:name="Shape 213" draw:style-name="gr30" draw:text-style-name="P1" draw:layer="layout" svg:width="25.399cm" svg:height="20.319cm" svg:x="0cm" svg:y="-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5" draw:style-name="gr3" draw:layer="layout" svg:width="12.7cm" svg:height="9.524cm" svg:x="3.176cm" svg:y="1.905cm" draw:page-number="31" presentation:class="page"/>
          <draw:frame draw:name="Shape 21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>
        <draw:custom-shape draw:name="Shape 218" draw:style-name="gr2" draw:text-style-name="P4" draw:layer="layout" svg:width="23.613cm" svg:height="9.524cm" svg:x="0.893cm" svg:y="4.763cm">
          <text:p text:style-name="P7"><text:span text:style-name="T17">REA Enterprise Ontology</text:span></text:p>
          <text:p text:style-name="P7"><text:span text:style-name="T22">Value System and Value Chain Modeling</text:span></text:p>
          <text:p text:style-name="P3"><text:span text:style-name="T2"/></text:p>
          <text:p text:style-name="P7"><text:span text:style-name="T23">Resources</text:span></text:p>
          <text:p text:style-name="P7"><text:span text:style-name="T23">Events</text:span></text:p>
          <text:p text:style-name="P7"><text:span text:style-name="T23">Ag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0" draw:style-name="gr3" draw:layer="layout" svg:width="12.7cm" svg:height="9.524cm" svg:x="3.176cm" svg:y="1.905cm" draw:page-number="32" presentation:class="page"/>
          <draw:frame draw:name="Shape 22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">
        <draw:custom-shape draw:name="Shape 223" draw:style-name="gr31" draw:text-style-name="P1" draw:layer="layout" svg:width="24.362cm" svg:height="15.781cm" svg:x="0.518cm" svg:y="1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5" draw:style-name="gr3" draw:layer="layout" svg:width="12.7cm" svg:height="9.524cm" svg:x="3.176cm" svg:y="1.905cm" draw:page-number="33" presentation:class="page"/>
          <draw:frame draw:name="Shape 22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">
        <draw:custom-shape draw:name="Shape 228" draw:style-name="gr32" draw:text-style-name="P1" draw:layer="layout" svg:width="25.399cm" svg:height="18.058cm" svg:x="0.635cm" svg:y="-3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33" draw:text-style-name="P4" draw:layer="layout" svg:width="25.196cm" svg:height="10.527cm" svg:x="0.102cm" svg:y="-4.089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2" draw:text-style-name="P4" draw:layer="layout" svg:width="19.026cm" svg:height="1.155cm" svg:x="0.305cm" svg:y="0cm">
          <text:p text:style-name="P3"><text:span text:style-name="T2">Want/Need -&gt; Offer/Agreement -&gt; Commitment(=Potential Ev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2" draw:style-name="gr3" draw:layer="layout" svg:width="12.7cm" svg:height="9.524cm" svg:x="3.176cm" svg:y="1.905cm" draw:page-number="34" presentation:class="page"/>
          <draw:frame draw:name="Shape 233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">
        <draw:custom-shape draw:name="Shape 235" draw:style-name="gr32" draw:text-style-name="P1" draw:layer="layout" svg:width="25.399cm" svg:height="18.058cm" svg:x="0cm" svg:y="0.4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7" draw:style-name="gr3" draw:layer="layout" svg:width="12.7cm" svg:height="9.524cm" svg:x="3.176cm" svg:y="1.905cm" draw:page-number="35" presentation:class="page"/>
          <draw:frame draw:name="Shape 238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7040000049CE94548A9.jpg" xlink:type="simple" xlink:show="embed" xlink:actuate="onLoad"/>
    <draw:fill-image draw:name="Bitmape_20_10" draw:display-name="Bitmape 10" xlink:href="Pictures/100002010000050A000003C43BA94471.png" xlink:type="simple" xlink:show="embed" xlink:actuate="onLoad"/>
    <draw:fill-image draw:name="Bitmape_20_11" draw:display-name="Bitmape 11" xlink:href="Pictures/100002010000050A000003C414853A49.png" xlink:type="simple" xlink:show="embed" xlink:actuate="onLoad"/>
    <draw:fill-image draw:name="Bitmape_20_12" draw:display-name="Bitmape 12" xlink:href="Pictures/100002010000050A000003C4E1CDCF26.png" xlink:type="simple" xlink:show="embed" xlink:actuate="onLoad"/>
    <draw:fill-image draw:name="Bitmape_20_13" draw:display-name="Bitmape 13" xlink:href="Pictures/100002010000050A000003C4E96EEF15.png" xlink:type="simple" xlink:show="embed" xlink:actuate="onLoad"/>
    <draw:fill-image draw:name="Bitmape_20_14" draw:display-name="Bitmape 14" xlink:href="Pictures/1000020100000500000004008B19BAB8.png" xlink:type="simple" xlink:show="embed" xlink:actuate="onLoad"/>
    <draw:fill-image draw:name="Bitmape_20_15" draw:display-name="Bitmape 15" xlink:href="Pictures/100002010000050000000400803D1880.png" xlink:type="simple" xlink:show="embed" xlink:actuate="onLoad"/>
    <draw:fill-image draw:name="Bitmape_20_16" draw:display-name="Bitmape 16" xlink:href="Pictures/100002010000050000000400393A2886.png" xlink:type="simple" xlink:show="embed" xlink:actuate="onLoad"/>
    <draw:fill-image draw:name="Bitmape_20_17" draw:display-name="Bitmape 17" xlink:href="Pictures/1000020100000500000004001A5C4E91.png" xlink:type="simple" xlink:show="embed" xlink:actuate="onLoad"/>
    <draw:fill-image draw:name="Bitmape_20_18" draw:display-name="Bitmape 18" xlink:href="Pictures/1000020100000500000004001ED44B38.png" xlink:type="simple" xlink:show="embed" xlink:actuate="onLoad"/>
    <draw:fill-image draw:name="Bitmape_20_19" draw:display-name="Bitmape 19" xlink:href="Pictures/100002010000050000000400D37975D2.png" xlink:type="simple" xlink:show="embed" xlink:actuate="onLoad"/>
    <draw:fill-image draw:name="Bitmape_20_2" draw:display-name="Bitmape 2" xlink:href="Pictures/1000020100000500000003A9B841C22E.png" xlink:type="simple" xlink:show="embed" xlink:actuate="onLoad"/>
    <draw:fill-image draw:name="Bitmape_20_20" draw:display-name="Bitmape 20" xlink:href="Pictures/1000020100000500000004001A1915D0.png" xlink:type="simple" xlink:show="embed" xlink:actuate="onLoad"/>
    <draw:fill-image draw:name="Bitmape_20_21" draw:display-name="Bitmape 21" xlink:href="Pictures/100002010000050000000400A5F67BE2.png" xlink:type="simple" xlink:show="embed" xlink:actuate="onLoad"/>
    <draw:fill-image draw:name="Bitmape_20_22" draw:display-name="Bitmape 22" xlink:href="Pictures/100002010000050000000400829122A1.png" xlink:type="simple" xlink:show="embed" xlink:actuate="onLoad"/>
    <draw:fill-image draw:name="Bitmape_20_23" draw:display-name="Bitmape 23" xlink:href="Pictures/10000201000001DD00000135CE81DE07.png" xlink:type="simple" xlink:show="embed" xlink:actuate="onLoad"/>
    <draw:fill-image draw:name="Bitmape_20_24" draw:display-name="Bitmape 24" xlink:href="Pictures/10000000000003E8000002C7F0471483.gif" xlink:type="simple" xlink:show="embed" xlink:actuate="onLoad"/>
    <draw:fill-image draw:name="Bitmape_20_3" draw:display-name="Bitmape 3" xlink:href="Pictures/100002010000050A000003C42D772F82.png" xlink:type="simple" xlink:show="embed" xlink:actuate="onLoad"/>
    <draw:fill-image draw:name="Bitmape_20_4" draw:display-name="Bitmape 4" xlink:href="Pictures/100002010000050A000003C4E4B62E11.png" xlink:type="simple" xlink:show="embed" xlink:actuate="onLoad"/>
    <draw:fill-image draw:name="Bitmape_20_5" draw:display-name="Bitmape 5" xlink:href="Pictures/100002010000050A000003C4F8D988B3.png" xlink:type="simple" xlink:show="embed" xlink:actuate="onLoad"/>
    <draw:fill-image draw:name="Bitmape_20_6" draw:display-name="Bitmape 6" xlink:href="Pictures/100002010000050A000003C4886E8003.png" xlink:type="simple" xlink:show="embed" xlink:actuate="onLoad"/>
    <draw:fill-image draw:name="Bitmape_20_7" draw:display-name="Bitmape 7" xlink:href="Pictures/100002010000050A000003C4354646F0.png" xlink:type="simple" xlink:show="embed" xlink:actuate="onLoad"/>
    <draw:fill-image draw:name="Bitmape_20_8" draw:display-name="Bitmape 8" xlink:href="Pictures/100002010000050A000003C4F181C845.png" xlink:type="simple" xlink:show="embed" xlink:actuate="onLoad"/>
    <draw:fill-image draw:name="Bitmape_20_9" draw:display-name="Bitmape 9" xlink:href="Pictures/100002010000050A000003C4BC089B44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8" presentation:style-name="Title_20_Slide-title" draw:layer="backgroundobjects" svg:width="21.589cm" svg:height="4.295cm" svg:x="1.905cm" svg:y="5.864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/4.1.2.3$Linux_X86_64 LibreOffice_project/410m0$Build-3</meta:generator>
  </office:meta>
</office:document-meta>
</file>